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-1" calcext:value-type="float">
            <text:p>-1</text:p>
          </table:table-cell>
          <table:table-cell table:number-matrix-columns-spanned="1" table:number-matrix-rows-spanned="6" table:formula="of:=[.A1:.A6]+23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office:string-value="#VALUE!" calcext:value-type="string">
            <text:p>#VALUE!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office:string-value="#VALUE!" calcext:value-type="string">
            <text:p>#VALUE!</text:p>
          </table:table-cell>
        </table:table-row>
        <table:table-row table:style-name="ro1">
          <table:table-cell table:formula="of:=1/0" office:value-type="string" office:string-value="" calcext:value-type="error">
            <text:p>#DIV/0!</text:p>
          </table:table-cell>
          <table:table-cell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ike Rathke</meta:initial-creator>
    <meta:creation-date>2015-04-02T21:05:22.950497581</meta:creation-date>
    <dc:date>2015-04-02T21:07:22.742048419</dc:date>
    <dc:creator>Eike Rathke</dc:creator>
    <meta:editing-duration>PT2M4S</meta:editing-duration>
    <meta:editing-cycles>1</meta:editing-cycles>
    <meta:document-statistic meta:table-count="1" meta:cell-count="11" meta:object-count="0"/>
    <meta:generator>LibreOfficeDev/4.3.6.1.0$Linux_X86_64 LibreOffice_project/cd2ec624db98e2021ab68766c349b5d13e1e1e1c</meta:generator>
  </office:meta>
</office:document-meta>
</file>